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Charter" svg:font-family="'Bitstream Charter'"/>
    <style:font-face style:name="Lucidasans1" svg:font-family="Lucidasans"/>
    <style:font-face style:name="StarSymbol" svg:font-family="StarSymbol"/>
    <style:font-face style:name="Serto Jerusalem Outline" svg:font-family="'Serto Jerusalem Outline'" style:font-pitch="variable"/>
    <style:font-face style:name="Bitstream Charter1" svg:font-family="'Bitstream Charter'"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99ff" fo:padding="0.097cm" fo:border="none">
        <style:background-image/>
      </style:table-cell-properties>
    </style:style>
    <style:style style:name="Table1.B1" style:family="table-cell">
      <style:table-cell-properties fo:padding="0.097cm" fo:border="none"/>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B7" style:family="table-cell" style:data-style-name="N0">
      <style:table-cell-properties style:vertical-align="bottom"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background-color="#9999ff" fo:padding="0.097cm" fo:border="none">
        <style:background-image/>
      </style:table-cell-properties>
    </style:style>
    <style:style style:name="Table2.B1" style:family="table-cell">
      <style:table-cell-properties fo:padding="0.097cm" fo:border="none"/>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B6" style:family="table-cell" style:data-style-name="N0">
      <style:table-cell-properties style:vertical-align="bottom"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none">
        <style:background-image/>
      </style:table-cell-properties>
    </style:style>
    <style:style style:name="Table6.B1" style:family="table-cell">
      <style:table-cell-properties fo:padding="0.097cm" fo:border="none"/>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B6" style:family="table-cell" style:data-style-name="N0">
      <style:table-cell-properties style:vertical-align="bottom"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background-color="#9999ff"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B11" style:family="table-cell" style:data-style-name="N0">
      <style:table-cell-properties style:vertical-align="bottom"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9999ff" fo:padding="0.097cm" fo:border="none">
        <style:background-image/>
      </style:table-cell-properties>
    </style:style>
    <style:style style:name="Table4.B1" style:family="table-cell">
      <style:table-cell-properties fo:padding="0.097cm" fo:border="none"/>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B17" style:family="table-cell" style:data-style-name="N0">
      <style:table-cell-properties style:vertical-align="bottom"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background-color="#9999ff" fo:padding="0.097cm" fo:border="none">
        <style:background-image/>
      </style:table-cell-properties>
    </style:style>
    <style:style style:name="Table5.B1" style:family="table-cell">
      <style:table-cell-properties fo:padding="0.097cm" fo:border="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8" style:family="table-cell" style:data-style-name="N0">
      <style:table-cell-properties fo:padding="0.097cm" fo:border-left="0.002cm solid #000000" fo:border-right="0.002cm solid #000000" fo:border-top="none" fo:border-bottom="0.002cm solid #000000"/>
    </style:style>
    <style:style style:name="Table5.B9"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Standard">
      <style:text-properties style:font-name="Serto Jerusalem Outline"/>
    </style:style>
    <style:style style:name="P2" style:family="paragraph" style:parent-style-name="Text_20_body_20_indent">
      <style:text-properties style:font-name="Nimbus Roman No9 L"/>
    </style:style>
    <style:style style:name="P3" style:family="paragraph" style:parent-style-name="Text_20_body">
      <style:paragraph-properties fo:margin-left="0cm" fo:margin-right="0cm" fo:text-indent="0cm" style:auto-text-indent="false"/>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text-properties style:font-name="Bitstream Charter1"/>
    </style:style>
    <style:style style:name="P10" style:family="paragraph" style:parent-style-name="Heading_20_1">
      <style:paragraph-properties fo:margin-left="0.079cm" fo:margin-right="0cm" fo:text-indent="0cm" style:auto-text-indent="false"/>
      <style:text-properties style:font-name="Bitstream Charter1"/>
    </style:style>
    <style:style style:name="P11" style:family="paragraph" style:parent-style-name="Text_20_body_20_indent" style:list-style-name="L3"/>
    <style:style style:name="P12" style:family="paragraph" style:parent-style-name="Text_20_body_20_indent" style:list-style-name="L4"/>
    <style:style style:name="P13" style:family="paragraph" style:parent-style-name="Text_20_body_20_indent" style:list-style-name="L8">
      <style:text-properties style:font-name="Nimbus Roman No9 L"/>
    </style:style>
    <style:style style:name="P14" style:family="paragraph" style:parent-style-name="Text_20_body_20_indent" style:list-style-name="L13"/>
    <style:style style:name="P15" style:family="paragraph" style:parent-style-name="Text_20_body_20_indent" style:list-style-name="L2">
      <style:paragraph-properties fo:margin-left="1.251cm" fo:margin-right="0cm" fo:text-align="start" style:justify-single-word="false" fo:text-indent="0cm" style:auto-text-indent="false"/>
    </style:style>
    <style:style style:name="P16" style:family="paragraph" style:parent-style-name="Text_20_body_20_indent" style:list-style-name="L2">
      <style:paragraph-properties fo:margin-left="1.251cm" fo:margin-right="0cm" fo:text-indent="0cm" style:auto-text-indent="false"/>
    </style:style>
    <style:style style:name="P17" style:family="paragraph" style:parent-style-name="Text_20_body_20_indent" style:list-style-name="L5">
      <style:paragraph-properties fo:margin-left="1.251cm" fo:margin-right="0cm" fo:text-indent="0cm" style:auto-text-indent="false"/>
    </style:style>
    <style:style style:name="P18" style:family="paragraph" style:parent-style-name="Text_20_body_20_indent" style:list-style-name="L6">
      <style:paragraph-properties fo:margin-left="1.251cm" fo:margin-right="0cm" fo:text-indent="0cm" style:auto-text-indent="false"/>
    </style:style>
    <style:style style:name="P19" style:family="paragraph" style:parent-style-name="Text_20_body_20_indent" style:list-style-name="L12">
      <style:paragraph-properties fo:margin-left="1.251cm" fo:margin-right="0cm" fo:text-indent="0cm" style:auto-text-indent="false"/>
    </style:style>
    <style:style style:name="P20" style:family="paragraph" style:parent-style-name="Text_20_body_20_indent">
      <style:paragraph-properties fo:margin-left="0cm" fo:margin-right="0cm" fo:text-indent="0cm" style:auto-text-indent="false"/>
    </style:style>
    <style:style style:name="P21" style:family="paragraph" style:parent-style-name="Text_20_body_20_indent" style:list-style-name="L9">
      <style:paragraph-properties fo:margin-left="0cm" fo:margin-right="0cm" fo:text-indent="0cm" style:auto-text-indent="false"/>
      <style:text-properties style:font-name="Nimbus Roman No9 L"/>
    </style:style>
    <style:style style:name="P22" style:family="paragraph" style:parent-style-name="Text_20_body_20_indent" style:list-style-name="L10">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style style:name="P25" style:family="paragraph" style:parent-style-name="Text_20_body" style:list-style-name="L7"/>
    <style:style style:name="P26" style:family="paragraph" style:parent-style-name="Text_20_body" style:list-style-name="L11"/>
    <style:style style:name="P27" style:family="paragraph" style:parent-style-name="Text_20_body" style:list-style-name="L14"/>
    <style:style style:name="P28" style:family="paragraph" style:parent-style-name="Text_20_body" style:list-style-name="L1">
      <style:paragraph-properties fo:margin-left="0cm" fo:margin-right="0cm" fo:text-indent="0cm" style:auto-text-indent="false"/>
    </style:style>
    <style:style style:name="T1" style:family="text">
      <style:text-properties style:font-name="Bitstream Charter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Serto Jerusalem Outli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317cm" text:min-label-width="0.635cm"/>
        <style:text-properties style:font-name="StarSymbol"/>
      </text:list-level-style-bullet>
      <text:list-level-style-bullet text:level="2" text:style-name="Bullet_20_Symbols" style:num-suffix="." text:bullet-char="○">
        <style:list-level-properties text:space-before="0.953cm" text:min-label-width="0.635cm"/>
        <style:text-properties style:font-name="StarSymbol"/>
      </text:list-level-style-bullet>
      <text:list-level-style-bullet text:level="3" text:style-name="Bullet_20_Symbols" style:num-suffix="." text:bullet-char="■">
        <style:list-level-properties text:space-before="2.223cm" text:min-label-width="0.635cm"/>
        <style:text-properties style:font-name="StarSymbol"/>
      </text:list-level-style-bullet>
      <text:list-level-style-bullet text:level="4" text:style-name="Bullet_20_Symbols" style:num-suffix="." text:bullet-char="●">
        <style:list-level-properties text:space-before="3.493cm" text:min-label-width="0.635cm"/>
        <style:text-properties style:font-name="StarSymbol"/>
      </text:list-level-style-bullet>
      <text:list-level-style-bullet text:level="5" text:style-name="Bullet_20_Symbols" style:num-suffix="." text:bullet-char="○">
        <style:list-level-properties text:space-before="4.763cm" text:min-label-width="0.635cm"/>
        <style:text-properties style:font-name="StarSymbol"/>
      </text:list-level-style-bullet>
      <text:list-level-style-bullet text:level="6" text:style-name="Bullet_20_Symbols" style:num-suffix="." text:bullet-char="■">
        <style:list-level-properties text:space-before="6.033cm" text:min-label-width="0.635cm"/>
        <style:text-properties style:font-name="StarSymbol"/>
      </text:list-level-style-bullet>
      <text:list-level-style-bullet text:level="7" text:style-name="Bullet_20_Symbols" style:num-suffix="." text:bullet-char="●">
        <style:list-level-properties text:space-before="7.303cm" text:min-label-width="0.635cm"/>
        <style:text-properties style:font-name="StarSymbol"/>
      </text:list-level-style-bullet>
      <text:list-level-style-bullet text:level="8" text:style-name="Bullet_20_Symbols" style:num-suffix="." text:bullet-char="○">
        <style:list-level-properties text:space-before="8.573cm" text:min-label-width="0.635cm"/>
        <style:text-properties style:font-name="StarSymbol"/>
      </text:list-level-style-bullet>
      <text:list-level-style-bullet text:level="9" text:style-name="Bullet_20_Symbols" style:num-suffix="." text:bullet-char="■">
        <style:list-level-properties text:space-before="9.843cm" text:min-label-width="0.635cm"/>
        <style:text-properties style:font-name="StarSymbol"/>
      </text:list-level-style-bullet>
      <text:list-level-style-bullet text:level="10" text:style-name="Bullet_20_Symbols" style:num-suffix="." text:bullet-char="●">
        <style:list-level-properties text:space-before="11.113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6">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1</text:p>
          <text:p text:style-name="P7">Development environment<text:tab/>2</text:p>
          <text:p text:style-name="P7">Technologies<text:tab/>2</text:p>
          <text:p text:style-name="P7">SMS Files<text:tab/>3</text:p>
          <text:p text:style-name="P7">Merlin Clients<text:tab/>3</text:p>
          <text:p text:style-name="P8">Child commands<text:tab/>3</text:p>
          <text:p text:style-name="P8">XCDP<text:tab/>3</text:p>
          <text:p text:style-name="P8">Context<text:tab/>3</text:p>
          <text:p text:style-name="P8">Play/Load<text:tab/>4</text:p>
          <text:p text:style-name="P8">Auto-routing<text:tab/>4</text:p>
          <text:p text:style-name="P7">Server<text:tab/>4</text:p>
          <text:p text:style-name="P8">Definition file format<text:tab/>4</text:p>
          <text:p text:style-name="P8">Checkpoint file<text:tab/>4</text:p>
          <text:p text:style-name="P8">Design Tree node structure<text:tab/>5</text:p>
          <text:p text:style-name="P8">Task Triggering<text:tab/>5</text:p>
          <text:p text:style-name="P8">Server event loop, job submission<text:tab/>5</text:p>
          <text:p text:style-name="P8">Event Driven, Job submission<text:tab/>6</text:p>
          <text:p text:style-name="P8">Job Submission<text:tab/>6</text:p>
          <text:p text:style-name="P8">Deadlock Detection<text:tab/>6</text:p>
          <text:p text:style-name="P8">Threading issues<text:tab/>6</text:p>
          <text:p text:style-name="P8">Deprecated commands<text:tab/>7</text:p>
          <text:p text:style-name="P8">CDP Commands<text:tab/>7</text:p>
          <text:p text:style-name="P8">Logging<text:tab/>7</text:p>
          <text:p text:style-name="P7">Migration<text:tab/>7</text:p>
          <text:p text:style-name="P7">Debugging<text:tab/>7</text:p>
          <text:p text:style-name="P7">Install/Build<text:tab/>7</text:p>
          <text:p text:style-name="P7">Test environment<text:tab/>8</text:p>
          <text:p text:style-name="P7">Documentation and Training<text:tab/>8</text:p>
          <text:p text:style-name="P7">Python Integration<text:tab/>8</text:p>
          <text:p text:style-name="P7">Supported Platforms<text:tab/>8</text:p>
          <text:p text:style-name="P7">Design Notes<text:tab/>8</text:p>
          <text:p text:style-name="P8">Tree Node Structure<text:tab/>8</text:p>
          <text:p text:style-name="P8">Node tree status change<text:tab/>9</text:p>
          <text:p text:style-name="P8">Server API<text:tab/>9</text:p>
          <text:p text:style-name="P7">Work Break Down Structure<text:tab/>9</text:p>
        </text:index-body>
      </text:table-of-content>
      <text:h text:style-name="P9" text:outline-level="1" text:is-list-header="true"/>
      <text:h text:style-name="P9" text:outline-level="1">Introduction</text:h>
      <text:p text:style-name="Text_20_body_20_indent">This functional specification will define the approach taken to implement the replacement SMS. <text:s/>To avoid confusion with term SMS the new system will be know as 'ECFLOW'.</text:p>
      <text:p text:style-name="Text_20_body_20_indent">Although the new system will be referred to as ecflow, it raises the issues of variable and environment name that have a prefix of SMS. Also the tasks are defined in '.sms' files. <text:s/>Hence we will have a '.ecf' <text:s/>extension. <text:s/>A script will be provided that performs this migration. </text:p>
      <text:p text:style-name="Text_20_body_20_indent">The core approach taken by the 'Ecflow' is not to design another scripting language. <text:s/>This <text:soft-page-break/>functional specification outlines several approaches that can be used to define the suite structure.</text:p>
      <text:list xml:id="list955603391" text:style-name="L1">
        <text:list-item>
          <text:p text:style-name="P24">Public/ Published Definition file format</text:p>
        </text:list-item>
        <text:list-item>
          <text:p text:style-name="P24">Use any language, to build suite structure.</text:p>
        </text:list-item>
        <text:list-item>
          <text:p text:style-name="P28">Hybrid ( Make available a C++ API, exposed to a scripting language like Python, over time could add the CDP like commands to aid adoption)</text:p>
        </text:list-item>
      </text:list>
      <text:p text:style-name="P3"><text:s text:c="6"/>The advantage of these approaches are that they are complimentary and can build on each other.</text:p>
      <text:p text:style-name="Text_20_body_20_indent">Ecflow will be built via prototyping. This allows us to evaluate the new technologies without committing to them. The prototype will <text:s/>be iteratively refined to build the first version. <text:s/>The initial prototype will use a definition file format. This will be loaded into the server via a client command. Later <text:s/>the Hybrid approach will be employed.</text:p>
      <text:h text:style-name="P9" text:outline-level="1">Development environment</text:h>
      <text:p text:style-name="Text_20_body_20_indent"><text:s text:c="2"/>The Ecflow will be developed on: </text:p>
      <text:list xml:id="list608811933" text:style-name="L2">
        <text:list-item>
          <text:p text:style-name="P15">SUSE Linux</text:p>
        </text:list-item>
        <text:list-item>
          <text:p text:style-name="P16">Eclipse CDT as the IDE </text:p>
        </text:list-item>
        <text:list-item>
          <text:p text:style-name="P16">Perforce as the version management. Need to install Perforce eclipse <text:s/>plug-in</text:p>
        </text:list-item>
      </text:list>
      <text:h text:style-name="P9" text:outline-level="1">Technologies</text:h>
      <text:p text:style-name="Text_20_body_20_indent">The server/client will be implemented in C++ using the gnu tool chain.</text:p>
      <text:p text:style-name="Text_20_body_20_indent">We will use the gnu version 4.2.1. This is not the latest (should we consider this ?)</text:p>
      <text:p text:style-name="Text_20_body_20_indent">Will use the STL and Boost template library .(Note: Many of the features in <text:s/>Boost will form part of the new C++ standard, and so will require little change, when C++Ox con formant compilers are released.</text:p>
      <text:p text:style-name="Text_20_body_20_indent">The boost library mainly consist of template headers akin to STL. However there are some exceptions which require linking with a library.</text:p>
      <text:p text:style-name="Text_20_body_20_indent">The project will investigate the use of a platform independent way of transferring data between the client/server. This includes:</text:p>
      <text:list xml:id="list1094348152" text:style-name="L3">
        <text:list-item>
          <text:p text:style-name="P11">XDR</text:p>
        </text:list-item>
        <text:list-item>
          <text:p text:style-name="P11">THRIFT( Facebook )</text:p>
        </text:list-item>
        <text:list-item>
          <text:p text:style-name="P11">Protocol Buffers( Google )</text:p>
        </text:list-item>
        <text:list-item>
          <text:p text:style-name="P11">Boost ASIO and Boost serialisation</text:p>
        </text:list-item>
      </text:list>
      <text:p text:style-name="Text_20_body_20_indent">The definition file will can be generated in any language. Unlike SMS where all text are commands, the definition will have a fixed file format. Similar to the current structure, to aid migration. This makes it human readable and amenable for parsing. The parsing will be by done with the Boost spirit library.</text:p>
      <text:p text:style-name="Text_20_body_20_indent">The definition can also be defined in python.</text:p>
      <text:p text:style-name="Text_20_body_20_indent">The boost spirit and regular expression library will be used in the following circumstances:</text:p>
      <text:list xml:id="list633347597" text:style-name="L4">
        <text:list-item>
          <text:p text:style-name="P12">trigger and 'complete' expression evaluation</text:p>
        </text:list-item>
        <text:list-item>
          <text:p text:style-name="P12">cron format</text:p>
        </text:list-item>
        <text:list-item>
          <text:p text:style-name="P12"><text:soft-page-break/>event format</text:p>
        </text:list-item>
        <text:list-item>
          <text:p text:style-name="P12">meter format</text:p>
        </text:list-item>
        <text:list-item>
          <text:p text:style-name="P12">label format</text:p>
        </text:list-item>
        <text:list-item>
          <text:p text:style-name="P12">limit/inlimit</text:p>
        </text:list-item>
        <text:list-item>
          <text:p text:style-name="P12">date/day/time/clock format</text:p>
        </text:list-item>
        <text:list-item>
          <text:p text:style-name="P12">late</text:p>
        </text:list-item>
        <text:list-item>
          <text:p text:style-name="P12">owner format</text:p>
        </text:list-item>
      </text:list>
      <text:h text:style-name="P10" text:outline-level="1">Child Commands <text:s/></text:h>
      <text:p text:style-name="Text_20_body_20_indent">The SMS files can be preserved, ie my renaming to ECF, hence minimising the cost of the migration.</text:p>
      <text:p text:style-name="Text_20_body_20_indent">The child command will invoke the ECF client executable</text:p>
      <text:h text:style-name="P9" text:outline-level="1">Ecflow Clients</text:h>
      <text:h text:style-name="Heading_20_4" text:outline-level="4">C<text:span text:style-name="T1">hild commands</text:span></text:h>
      <text:p text:style-name="P2">The child commands typically form part of job. They will communicate with the server. This information is used to enable state change of the node tree.</text:p>
      <text:p text:style-name="Text_20_body_20_indent">Examples include: <text:s/>smsinit, smsabort, smscomplete, smslabel, smsmail, smsmeter, smsmsg, etc</text:p>
      <text:p text:style-name="Text_20_body_20_indent">Although these are different clients, they will be implemented with one child client with different parameter sets to implement the required message.</text:p>
      <text:h text:style-name="Heading_20_4" text:outline-level="4">XCDP</text:h>
      <text:p text:style-name="Text_20_body_20_indent">Clients like XCDP are outside the scope of this project. However we still need to provide an API where clients can request data about the current state of the node tree. <text:s/>Some of the XCDP commands require updating of the node tree.</text:p>
      <text:p text:style-name="Text_20_body_20_indent">It is expected that the first implementation will return the full node tree for each suite, subsequently this can be refined to provide delta's.</text:p>
      <text:h text:style-name="Heading_20_4" text:outline-level="4">Context</text:h>
      <text:p text:style-name="Text_20_body_20_indent">Each client command works in the context where the following environment variables are available. This information is required to communicate with the server:</text:p>
      <text:list xml:id="list1613361384" text:style-name="L5">
        <text:list-item>
          <text:p text:style-name="P17">SMSNODE <text:s text:c="6"/>The node name who send the job.</text:p>
        </text:list-item>
        <text:list-item>
          <text:p text:style-name="P17">SMSNAME <text:s text:c="6"/>My (the task) name eg Suite/Family/Task</text:p>
        </text:list-item>
        <text:list-item>
          <text:p text:style-name="P17">SMSPASS <text:s text:c="6"/>The password for the SMS. </text:p>
        </text:list-item>
        <text:list-item>
          <text:p text:style-name="P17">SMSHOSTFILE <text:s text:c="3"/></text:p>
        </text:list-item>
        <text:list-item>
          <text:p text:style-name="P17">SMS_PROG <text:s text:c="5"/>default <text:s/>314159</text:p>
        </text:list-item>
        <text:list-item>
          <text:p text:style-name="P17">SMS_VERS <text:s text:c="5"/>default <text:s/>1</text:p>
        </text:list-item>
        <text:list-item>
          <text:p text:style-name="P17"><text:soft-page-break/>SMSTIMEOUT <text:s text:c="3"/>integer, in seconds for the length of time we keep trying</text:p>
        </text:list-item>
        <text:list-item>
          <text:p text:style-name="P17">SMSPORT <text:s text:c="6"/>integer, if set connect only to this port</text:p>
        </text:list-item>
      </text:list>
      <text:h text:style-name="Heading_20_4" text:outline-level="4">Play/Load</text:h>
      <text:p text:style-name="Text_20_body_20_indent">The definition file is initially loaded into memory via the client command 'play'. If there are no syntax and semantic errors, this creates the Node tree. This Node tree is then loaded into the server via an IPC mechanism.</text:p>
      <text:p text:style-name="Text_20_body_20_indent">Additionally we will provide a mechanism to modify/update an existing node. For example:</text:p>
      <text:p text:style-name="Text_20_body_20_indent"><text:tab/>play -replace &lt;source node&gt; &lt;destination node&gt; -f &lt;definition file&gt;</text:p>
      <text:p text:style-name="Text_20_body_20_indent">This command will load the definition file into memory, and then replace the source node in the server, with the destination node from the definition file. The other nodes in the definition file will be discarded.</text:p>
      <text:h text:style-name="Heading_20_4" text:outline-level="4">Auto-routing</text:h>
      <text:p text:style-name="Text_20_body_20_indent">If the Ecflow or machine dies/crashes the user may restore the Node tree via the checkpoint file This could be on a different machine. </text:p>
      <text:p text:style-name="Text_20_body_20_indent">If the attempt to connect to the server via the child commands fails (i.e. after a time out period and a number of tries). The client will cycle through the ECFHOSTFILES attempting to connect to servers. If no connection is made after 24hrs then we abort.</text:p>
      <text:p text:style-name="Text_20_body_20_indent">Currently there is no protection from running the same checkpoint file on different servers. This is left to users/operations to manage.</text:p>
      <text:h text:style-name="Heading_20_1" text:outline-level="1">Server</text:h>
      <text:p text:style-name="Text_20_body_20_indent">The server will respond to requests from the client commands. Additional client commands will be used start/stop the server and enable production of the checkpoint file.</text:p>
      <text:h text:style-name="Heading_20_4" text:outline-level="4">Definition file format</text:h>
      <text:p text:style-name="Text_20_body_20_indent"><text:s/>The definition file format <text:s/>is same as the existing format, with absence of conditionals looping structures and functions.</text:p>
      <text:p text:style-name="Text_20_body_20_indent">As a part of this task, a validator tool will be built, that will check the syntax and report errors. </text:p>
      <text:h text:style-name="Heading_20_4" text:outline-level="4">Checkpoint file</text:h>
      <text:p text:style-name="Text_20_body_20_indent">The checkpoint file is the on disk representation of the server Node tree. This is different from the definition file in that it contains additional state. Client commands cause state changes in the node tree. I.e. when we first load the definition file into the server, nodes have a default status of 'unknown', however after child client commands interact with the server, it will update this status I.e. to 'active'.</text:p>
      <text:p text:style-name="Text_20_body_20_indent">The checkpoint can contain multiple suites.</text:p>
      <text:p text:style-name="Text_20_body_20_indent">The checkpoint file can be reread to restore the node tree. When the server is invoked it will look for the checkpoint file in the current working directory.</text:p>
      <text:p text:style-name="Text_20_body_20_indent">The file format will be versioned, and cross platform. The versioning allows for newer Ecflow <text:soft-page-break/>releases to migrate older checkpoint files.</text:p>
      <text:p text:style-name="Text_20_body_20_indent">This file initially be read/written as an ASCII file. This will help with debug, as there is no XCDP. Later this file will be converted to a cross platform binary format.</text:p>
      <text:p text:style-name="Text_20_body_20_indent">The structure of the checkpoint if the boost serialisation format.</text:p>
      <text:h text:style-name="Heading_20_4" text:outline-level="4">Design Tree node structure</text:h>
      <text:p text:style-name="Text_20_body_20_indent">The in memory representation of the definition/checkpoint file is defined by the Node tree. This structure is held in memory by the server. This will represent:</text:p>
      <text:list xml:id="list301191953" text:style-name="L6">
        <text:list-item>
          <text:p text:style-name="P18">Suite/family/task <text:s/></text:p>
        </text:list-item>
        <text:list-item>
          <text:p text:style-name="P18">task states</text:p>
        </text:list-item>
        <text:list-item>
          <text:p text:style-name="P18">history(Critical for monitoring)</text:p>
        </text:list-item>
        <text:list-item>
          <text:p text:style-name="P18">variables ( distinction between user and generated)</text:p>
        </text:list-item>
        <text:list-item>
          <text:p text:style-name="P18">triggers( data,date,time etc)</text:p>
        </text:list-item>
        <text:list-item>
          <text:p text:style-name="P18">clocks</text:p>
        </text:list-item>
        <text:list-item>
          <text:p text:style-name="P18">events</text:p>
        </text:list-item>
        <text:list-item>
          <text:p text:style-name="P18">meters</text:p>
        </text:list-item>
        <text:list-item>
          <text:p text:style-name="P18">labels</text:p>
        </text:list-item>
        <text:list-item>
          <text:p text:style-name="P18">complete (will also have a expression evaluation)</text:p>
        </text:list-item>
      </text:list>
      <text:p text:style-name="Text_20_body_20_indent"><text:s text:c="2"/>The initial prototype <text:s/>will only implement a small subset as proof of concept.</text:p>
      <text:p text:style-name="Text_20_body_20_indent">Each suite will have its own root. This will also help to minimize locking issues associated with threading issues.</text:p>
      <text:p text:style-name="P4"><text:s text:c="5"/>Each node has a status. <text:span text:style-name="T2">Review whether 'suspended' is a attribute of the node or a true status?</text:span></text:p>
      <text:p text:style-name="Text_20_body_20_indent">The server will produce the checkpoint file periodically <text:s/>every 2(ECF_INTERVAL) minutes. If an existing checkpoint file exists, it will be backed up first. This protects against crashes of machine and the server. Hence we must ensure the server invocation directory is writeable. This will done on server invocation. </text:p>
      <text:h text:style-name="Heading_20_4" text:outline-level="4">Task Triggering</text:h>
      <text:p text:style-name="Text_20_body">The core job of the server is to submit tasks to the supercomputers. When the nodes tree undergoes state changes, we re-evaluate the dependencies and triggers to see if new jobs can be submitted. There are several ways this can be achieved.</text:p>
      <text:list xml:id="list424564089" text:style-name="L7">
        <text:list-item>
          <text:p text:style-name="P25">Server Event Loop</text:p>
        </text:list-item>
        <text:list-item>
          <text:p text:style-name="P25">Event Driven</text:p>
        </text:list-item>
      </text:list>
      <text:h text:style-name="Heading_20_4" text:outline-level="4">Server event loop, job submission</text:h>
      <text:p text:style-name="P2">In the current system, the event loop is <text:s/>triggered at least every minute by a background timer. Typically the event loop is triggered on any state change. A minute was chosen since this is the typical granularity of cron. It is critical that the node tree is evaluated within a minute.</text:p>
      <text:p text:style-name="P2">The trigger and complete statements can have complicated expressions. These expressions will be evaluated using boost spirit.</text:p>
      <text:p text:style-name="P2"><text:soft-page-break/>There are several variations here:</text:p>
      <text:list xml:id="list1839701644" text:style-name="L8">
        <text:list-item>
          <text:p text:style-name="P13">Have a single event loop that traverses all the suites. This will neatly handle cross suite dependencies. The suites will initially be traversed in the order they were added in defs file. However this order can be changed by clients like XCDP.</text:p>
        </text:list-item>
        <text:list-item>
          <text:p text:style-name="P13">Have a event loop per suite. Need to take special care of cross suite dependencies. </text:p>
        </text:list-item>
      </text:list>
      <text:h text:style-name="Heading_20_4" text:outline-level="4" text:is-list-header="true">Event Driven, Job submission</text:h>
      <text:p text:style-name="Text_20_body_20_indent">In an event driven system, the trigger dependencies will directly observe node tree. Hence when the node changes state, it will notify all interested parties. This will force tasks to evaluate their triggers, and thereby cause a job submission. This is likely to be faster since it requires no tree traversal. However if node tree are added/removed it can more problematic to ensure there are no dangling observers/subjects. </text:p>
      <text:p text:style-name="Text_20_body_20_indent">The choice of event loop or event driven system will be delayed till implementation time.</text:p>
      <text:h text:style-name="Heading_20_4" text:outline-level="4">Job Submission</text:h>
      <text:p text:style-name="P2">The process of job submission involves:</text:p>
      <text:list xml:id="list1384801704" text:style-name="L9">
        <text:list-item>
          <text:p text:style-name="P21">Locating the ECF <text:s/>file</text:p>
        </text:list-item>
        <text:list-item>
          <text:p text:style-name="P21">preprocessing the ECF <text:s/>file to produce the JOB file. This involves preprocessing the includes, expanding the variables.(Variables defined in the node tree are substituted in the jobs file) Striping the manual/comment statements.</text:p>
        </text:list-item>
        <text:list-item>
          <text:p text:style-name="P21">Submission of the Jobs file.</text:p>
        </text:list-item>
      </text:list>
      <text:h text:style-name="Heading_20_4" text:outline-level="4">Deadlock Detection</text:h>
      <text:p text:style-name="Text_20_body_20_indent">When the node tree is traversed and the triggers evaluated, it makes it possible to create a dependency graph. This graph should be a DAG(Direct Acyclic Graph). Hence if there are any loops in the graph it can be an indication of the presence of deadlocks. The deadlocks will be reported to the log file.</text:p>
      <text:h text:style-name="Heading_20_4" text:outline-level="4">Threading issues</text:h>
      <text:p text:style-name="Text_20_body_20_indent">The current system is single threaded. This has the advantage of simplicity but can cause problems. When clients like XCDP ask for status update, a large amount of data can be transferred. This can hog the CPU and block handling of events from other clients, and event loop mechanism.</text:p>
      <text:p text:style-name="Text_20_body_20_indent">This project will look at alternative ways of resolving long running client requests. Examples include use of:</text:p>
      <text:list xml:id="list1113389470" text:style-name="L10">
        <text:list-item>
          <text:p text:style-name="P22">Multi threading. </text:p>
        </text:list-item>
        <text:list-item>
          <text:p text:style-name="P22">Asynchronous event handling using boost ASIO.</text:p>
        </text:list-item>
      </text:list>
      <text:h text:style-name="Heading_20_4" text:outline-level="4">Deprecated commands</text:h>
      <text:p text:style-name="Text_20_body_20_indent">The following commands will not be implemented in Ecflow</text:p>
      <text:list xml:id="list2079838787" text:style-name="L11">
        <text:list-item>
          <text:p text:style-name="P26">Text. Since XCDP can already display the scripts</text:p>
        </text:list-item>
        <text:list-item>
          <text:p text:style-name="P26"><text:soft-page-break/>EOF. Not sure what this give us in the new system.</text:p>
        </text:list-item>
        <text:list-item>
          <text:p text:style-name="P26">Mathematical functions( I.e. sine, cos, etc)</text:p>
        </text:list-item>
      </text:list>
      <text:h text:style-name="Heading_20_4" text:outline-level="4">CDP Commands</text:h>
      <text:p text:style-name="Text_20_body_20_indent">Many of CDP commands will have to be added iteratively. When we add the integration with python, a corresponding API will be provided. This will be added incrementally.</text:p>
      <text:h text:style-name="Heading_20_4" text:outline-level="4">Logging</text:h>
      <text:p text:style-name="Text_20_body_20_indent">The logging of client/server communication is critical for operations to determine the health of the system. It allows them to take a action to resolve any problems. </text:p>
      <text:p text:style-name="Text_20_body_20_indent">The new system will implement comparable functionality. There are clients that rely on the log file format. Since there is no reason for change the log file format will be preserved.</text:p>
      <text:h text:style-name="Heading_20_1" text:outline-level="1">Migration</text:h>
      <text:p text:style-name="Text_20_body_20_indent">Complete migration will rely on replication of all the old functionality. <text:s/>Since the first version of Ecflow will not have all the capabilities of the old system it presents a problem?</text:p>
      <text:p text:style-name="Text_20_body_20_indent"><text:s text:c="2"/>However the following approaches could be used to transfer the functionality.</text:p>
      <text:list xml:id="list1510521096" text:style-name="L12">
        <text:list-item>
          <text:p text:style-name="P19"><text:s/>Fail safe approach. Load the old checkpoint file (using existing CDP) and convert to the new checkpoint file. (Or we could load into new SMS). The command 'makebin' will convert defs file to a checkpoint file. The downside with this approach is that it is 'flat'. i.e. all the loops case, if statements have been removed.</text:p>
        </text:list-item>
        <text:list-item>
          <text:p text:style-name="P19">Write a custom CDP application that will loads a defs into the language/evaluated model. This will preserve the while/for loops, case statements. This is then migrated to the equivalent python/perl script. Its not clear if this approach is attainable.</text:p>
        </text:list-item>
      </text:list>
      <text:h text:style-name="Heading_20_1" text:outline-level="1">Debugging</text:h>
      <text:p text:style-name="Text_20_body_20_indent">The current system has the advantage of <text:s/>XCDP to aid debugging. Ecflow will not have this initially. This will have to be supported by dumping the checkpoint file. </text:p>
      <text:p text:style-name="Text_20_body_20_indent">We may need to consider a prototype QT client to aid debugging.</text:p>
      <text:h text:style-name="Heading_20_1" text:outline-level="1">Install/Build</text:h>
      <text:p text:style-name="Text_20_body_20_indent">We must be able to build and install the software on the target machines. Since we will be using some of the boost libraries, they will need to built and installed. A important consideration here is ease of install for external customers.</text:p>
      <text:p text:style-name="Text_20_body_20_indent">Decide on the build environment. i.e. make, configure, etc.</text:p>
      <text:p text:style-name="Text_20_body_20_indent">Build/test install scripts.</text:p>
      <text:h text:style-name="Heading_20_1" text:outline-level="1">Test environment</text:h>
      <text:p text:style-name="Text_20_body_20_indent">The process of validating Ecflow will involve manual testing by the operations department. An important part of this will be to run simulation suites. (I.e where we have skeleton ECF <text:s/>file that <text:soft-page-break/>simply have child commands and no real models). These simulation suite can be used to compare performance.</text:p>
      <text:p text:style-name="Text_20_body_20_indent">We also need to define regression tests that can validate the behaviour. The system will be built on different UNIX variants and hence we need a comprehensive validation suite.</text:p>
      <text:p text:style-name="Text_20_body_20_indent"><text:s text:c="3"/>Need to determine the testing infrastructure:</text:p>
      <text:list xml:id="list327868559" text:style-name="L13">
        <text:list-item>
          <text:p text:style-name="P14">cxxtest</text:p>
        </text:list-item>
        <text:list-item>
          <text:p text:style-name="P14">boost test.</text:p>
        </text:list-item>
        <text:list-item>
          <text:p text:style-name="P14">google test</text:p>
        </text:list-item>
      </text:list>
      <text:h text:style-name="Heading_20_1" text:outline-level="1">Documentation and Training</text:h>
      <text:p text:style-name="Text_20_body_20_indent">This is critical for Ecflow, as it will have many users. A online tutorial and user manual will be developed.</text:p>
      <text:p text:style-name="Text_20_body_20_indent">Integration of Ecflow documentation and API into python, akin to CDP.</text:p>
      <text:p text:style-name="Text_20_body_20_indent">Training notes.</text:p>
      <text:h text:style-name="Heading_20_1" text:outline-level="1">Python Integration</text:h>
      <text:p text:style-name="Text_20_body_20_indent">A route to defining the suite structure is to use a scripting API. This scripting language will use a defined API. <text:s/>The API will create the Node tree in memory and then play/load this into the server. We will use the boost python library .</text:p>
      <text:h text:style-name="Heading_20_1" text:outline-level="1">Supported Platforms</text:h>
      <text:p text:style-name="Text_20_body"><text:s text:c="3"/>The system will be built and tested on the following platforms.</text:p>
      <text:list xml:id="list599268956" text:style-name="L14">
        <text:list-item>
          <text:p text:style-name="P27">Linux Suse 10.3,11.4</text:p>
        </text:list-item>
        <text:list-item>
          <text:p text:style-name="P27">IBM AIX 5.3</text:p>
        </text:list-item>
        <text:list-item>
          <text:p text:style-name="P27">HP 11.23</text:p>
        </text:list-item>
      </text:list>
      <text:h text:style-name="Heading_20_1" text:outline-level="1">Design Notes</text:h>
      <text:h text:style-name="Heading_20_4" text:outline-level="4">Tree Node Structure</text:h>
      <text:p text:style-name="Text_20_body_20_indent">The tree node structure will make use of composite design pattern. We will need to see what kind of functionality is added. If this gets excessive we will use the visitor design pattern. This will allow us to add functionality with touch the Node tree classes.</text:p>
      <text:h text:style-name="Heading_20_4" text:outline-level="4">Node tree status change</text:h>
      <text:p text:style-name="P4"><text:s text:c="4"/>We will investigate use of state pattern to encapsulate the behaviour associated with node status.</text:p>
      <text:p text:style-name="P4"><text:span text:style-name="T4"/></text:p>
      <text:p text:style-name="P1"/>
      <text:h text:style-name="Heading_20_1" text:outline-level="1"><text:soft-page-break/>Work Break Down Structure</text:h>
      <text:p text:style-name="Text_20_body">The granularity of each task is 1 day, hopefully this balances the over/under estimates. This is used as a rough guide. It is an estimate that provides a complete replacement of the existing system using the latest technologies. It is important to emphasize that this is a guide and not a definitive statement as to the true cost of the project.</text:p>
      <text:p text:style-name="Text_20_body">It does<text:span text:style-name="T3"> not</text:span> reflect the actual development. The actual development will use an agile iterative approach. Hence the order in which each task is tackled, will depend on each iteration.</text:p>
      <text:p text:style-name="Text_20_body">This estimate does <text:span text:style-name="T3">not </text:span>include integration required with XCDP, as this was outside the scope of this project.</text:p>
      <text:p text:style-name="Text_20_body">The total number of days required is ~220 days </text:p>
      <table:table table:name="Table1" table:style-name="Table1">
        <table:table-column table:style-name="Table1.A"/>
        <table:table-column table:style-name="Table1.B"/>
        <table:table-row>
          <table:table-cell table:style-name="Table1.A1" office:value-type="string">
            <text:p text:style-name="P5">Development</text:p>
          </table:table-cell>
          <table:table-cell table:style-name="Table1.B1" office:value-type="string">
            <text:p text:style-name="P5">Estimate</text:p>
          </table:table-cell>
        </table:table-row>
        <table:table-row>
          <table:table-cell table:style-name="Table1.A2" office:value-type="string">
            <text:p text:style-name="Table_20_Contents">Install boost</text:p>
          </table:table-cell>
          <table:table-cell table:style-name="Table1.B2" office:value-type="string">
            <text:p text:style-name="P6">1</text:p>
          </table:table-cell>
        </table:table-row>
        <table:table-row>
          <table:table-cell table:style-name="Table1.A2" office:value-type="string">
            <text:p text:style-name="Table_20_Contents">Install Perforce Eclipse plug-in</text:p>
          </table:table-cell>
          <table:table-cell table:style-name="Table1.B2" office:value-type="string">
            <text:p text:style-name="P6">1</text:p>
          </table:table-cell>
        </table:table-row>
        <table:table-row>
          <table:table-cell table:style-name="Table1.A2" office:value-type="string">
            <text:p text:style-name="Table_20_Contents">Perforce</text:p>
          </table:table-cell>
          <table:table-cell table:style-name="Table1.B2" office:value-type="string">
            <text:p text:style-name="P6">1</text:p>
          </table:table-cell>
        </table:table-row>
        <table:table-row>
          <table:table-cell table:style-name="Table1.A2" office:value-type="string">
            <text:p text:style-name="Table_20_Contents">Boost Test Or CXXTest <text:s/>investigate</text:p>
          </table:table-cell>
          <table:table-cell table:style-name="Table1.B2" office:value-type="string">
            <text:p text:style-name="P6">2</text:p>
          </table:table-cell>
        </table:table-row>
        <table:table-row>
          <table:table-cell table:style-name="Table1.A2" office:value-type="string">
            <text:p text:style-name="Table_20_Contents">Eclipse Build configuration</text:p>
          </table:table-cell>
          <table:table-cell table:style-name="Table1.B2" office:value-type="string">
            <text:p text:style-name="P6">2</text:p>
          </table:table-cell>
        </table:table-row>
        <table:table-row>
          <table:table-cell table:style-name="Table1.A2" office:value-type="string">
            <text:p text:style-name="Table_20_Contents"/>
          </table:table-cell>
          <table:table-cell table:style-name="Table1.B7" table:formula="ooow:sum&lt;B1:B6&gt;" office:value-type="float" office:value="7">
            <text:p text:style-name="P6">7</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5">Technologies</text:p>
          </table:table-cell>
          <table:table-cell table:style-name="Table2.B1" office:value-type="string">
            <text:p text:style-name="P5">Estimate</text:p>
          </table:table-cell>
        </table:table-row>
        <table:table-row>
          <table:table-cell table:style-name="Table2.A2" office:value-type="string">
            <text:p text:style-name="Table_20_Contents">Investigate Boost ASIO, THRIFT, PB, XDR</text:p>
          </table:table-cell>
          <table:table-cell table:style-name="Table2.B2" office:value-type="string">
            <text:p text:style-name="P6">2</text:p>
          </table:table-cell>
        </table:table-row>
        <table:table-row>
          <table:table-cell table:style-name="Table2.A2" office:value-type="string">
            <text:p text:style-name="Table_20_Contents">Investigate boost serialisation</text:p>
          </table:table-cell>
          <table:table-cell table:style-name="Table2.B2" office:value-type="string">
            <text:p text:style-name="P6">1</text:p>
          </table:table-cell>
        </table:table-row>
        <table:table-row>
          <table:table-cell table:style-name="Table2.A2" office:value-type="string">
            <text:p text:style-name="Table_20_Contents">Investigate boost spirit, parsing,expression evaluation</text:p>
          </table:table-cell>
          <table:table-cell table:style-name="Table2.B2" office:value-type="string">
            <text:p text:style-name="P6">1</text:p>
          </table:table-cell>
        </table:table-row>
        <table:table-row>
          <table:table-cell table:style-name="Table2.A2" office:value-type="string">
            <text:p text:style-name="Table_20_Contents">Evaluate JSON parsers.</text:p>
          </table:table-cell>
          <table:table-cell table:style-name="Table2.B2" office:value-type="string">
            <text:p text:style-name="P6">2</text:p>
          </table:table-cell>
        </table:table-row>
        <table:table-row>
          <table:table-cell table:style-name="Table2.A2" office:value-type="string">
            <text:p text:style-name="Table_20_Contents"/>
          </table:table-cell>
          <table:table-cell table:style-name="Table2.B6" table:formula="ooow:sum&lt;B2:B5&gt;" office:value-type="float" office:value="6">
            <text:p text:style-name="P6">6</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Checkpoint File/def's file</text:p>
          </table:table-cell>
          <table:table-cell table:style-name="Table6.B1" office:value-type="string">
            <text:p text:style-name="P5">Estimate</text:p>
          </table:table-cell>
        </table:table-row>
        <table:table-row>
          <table:table-cell table:style-name="Table6.A2" office:value-type="string">
            <text:p text:style-name="Table_20_Contents">Design/implement Tree Node Structure. Establish invariants</text:p>
          </table:table-cell>
          <table:table-cell table:style-name="Table6.B2" office:value-type="string">
            <text:p text:style-name="P6">4</text:p>
          </table:table-cell>
        </table:table-row>
        <table:table-row>
          <table:table-cell table:style-name="Table6.A2" office:value-type="string">
            <text:p text:style-name="Table_20_Contents">Design/implement JSON format of checkpoint/defs and parsing <text:s/></text:p>
          </table:table-cell>
          <table:table-cell table:style-name="Table6.B2" office:value-type="string">
            <text:p text:style-name="P6">5</text:p>
          </table:table-cell>
        </table:table-row>
        <table:table-row>
          <table:table-cell table:style-name="Table6.A2" office:value-type="string">
            <text:p text:style-name="Table_20_Contents">Design/implement checkpoint migration. I.e. ability to read old versions and migrate.</text:p>
          </table:table-cell>
          <table:table-cell table:style-name="Table6.B2" office:value-type="string">
            <text:p text:style-name="P6">5</text:p>
          </table:table-cell>
        </table:table-row>
        <table:table-row>
          <table:table-cell table:style-name="Table6.A2" office:value-type="string">
            <text:p text:style-name="Table_20_Contents">Implement variable inheritance</text:p>
          </table:table-cell>
          <table:table-cell table:style-name="Table6.B2" office:value-type="string">
            <text:p text:style-name="P6">3</text:p>
          </table:table-cell>
        </table:table-row>
        <table:table-row>
          <table:table-cell table:style-name="Table6.A2" office:value-type="string">
            <text:p text:style-name="Table_20_Contents"/>
          </table:table-cell>
          <table:table-cell table:style-name="Table6.B6" table:formula="ooow:sum&lt;B2:B5&gt;" office:value-type="float" office:value="17">
            <text:p text:style-name="P6">17</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5">Client</text:p>
          </table:table-cell>
          <table:table-cell table:style-name="Table3.B1" office:value-type="string">
            <text:p text:style-name="P5">Estimate</text:p>
          </table:table-cell>
        </table:table-row>
        <table:table-row>
          <table:table-cell table:style-name="Table3.A2" office:value-type="string">
            <text:p text:style-name="Table_20_Contents">Design client code</text:p>
          </table:table-cell>
          <table:table-cell table:style-name="Table3.B2" office:value-type="string">
            <text:p text:style-name="P6">3</text:p>
          </table:table-cell>
        </table:table-row>
        <text:soft-page-break/>
        <table:table-row>
          <table:table-cell table:style-name="Table3.A2" office:value-type="string">
            <text:p text:style-name="Table_20_Contents">Determine IPC formatting and mechanism </text:p>
          </table:table-cell>
          <table:table-cell table:style-name="Table3.B2" office:value-type="string">
            <text:p text:style-name="P6">3</text:p>
          </table:table-cell>
        </table:table-row>
        <table:table-row>
          <table:table-cell table:style-name="Table3.A2" office:value-type="string">
            <text:p text:style-name="Table_20_Contents">Environment variable set up/ script</text:p>
          </table:table-cell>
          <table:table-cell table:style-name="Table3.B2" office:value-type="string">
            <text:p text:style-name="P6">2</text:p>
          </table:table-cell>
        </table:table-row>
        <table:table-row>
          <table:table-cell table:style-name="Table3.A2" office:value-type="string">
            <text:p text:style-name="Table_20_Contents">Implement child commands( <text:s/>smsinit(new), smsabort, smscomplete, smsevent, smsvariable, smslabel, smsmail, smsmeter, smsmsg, smsalive, smsstatus) smsping</text:p>
          </table:table-cell>
          <table:table-cell table:style-name="Table3.B2" office:value-type="string">
            <text:p text:style-name="P6">5</text:p>
          </table:table-cell>
        </table:table-row>
        <table:table-row>
          <table:table-cell table:style-name="Table3.A2" office:value-type="string">
            <text:p text:style-name="Table_20_Contents">SMS play- Syntax checking, <text:span text:style-name="T3">add</text:span> Node tree into the server. Support <text:span text:style-name="T3">modification</text:span> to existing Node tree in the server.</text:p>
          </table:table-cell>
          <table:table-cell table:style-name="Table3.B2" office:value-type="string">
            <text:p text:style-name="P6">6</text:p>
          </table:table-cell>
        </table:table-row>
        <table:table-row>
          <table:table-cell table:style-name="Table3.A2" office:value-type="string">
            <text:p text:style-name="Table_20_Contents">Get status(client request node tree from server)</text:p>
          </table:table-cell>
          <table:table-cell table:style-name="Table3.B2" office:value-type="string">
            <text:p text:style-name="P6">3</text:p>
          </table:table-cell>
        </table:table-row>
        <table:table-row>
          <table:table-cell table:style-name="Table3.A2" office:value-type="string">
            <text:p text:style-name="Table_20_Contents">Add Auto-routing functionality</text:p>
          </table:table-cell>
          <table:table-cell table:style-name="Table3.B2" office:value-type="string">
            <text:p text:style-name="P6">3</text:p>
          </table:table-cell>
        </table:table-row>
        <table:table-row>
          <table:table-cell table:style-name="Table3.A2" office:value-type="string">
            <text:p text:style-name="Table_20_Contents">Memory leaks and profiling</text:p>
          </table:table-cell>
          <table:table-cell table:style-name="Table3.B2" office:value-type="string">
            <text:p text:style-name="P6">4</text:p>
          </table:table-cell>
        </table:table-row>
        <table:table-row>
          <table:table-cell table:style-name="Table3.A2" office:value-type="string">
            <text:p text:style-name="Table_20_Contents">Manual Testing, Stress testing, regression tests <text:s/></text:p>
          </table:table-cell>
          <table:table-cell table:style-name="Table3.B2" office:value-type="string">
            <text:p text:style-name="P6">6</text:p>
          </table:table-cell>
        </table:table-row>
        <table:table-row>
          <table:table-cell table:style-name="Table3.A2" office:value-type="string">
            <text:p text:style-name="Table_20_Contents"/>
          </table:table-cell>
          <table:table-cell table:style-name="Table3.B11" table:formula="ooow:sum&lt;B2:B10&gt;" office:value-type="float" office:value="35">
            <text:p text:style-name="P6">35</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5">Server</text:p>
          </table:table-cell>
          <table:table-cell table:style-name="Table4.B1" office:value-type="string">
            <text:p text:style-name="P5">Estimate</text:p>
          </table:table-cell>
        </table:table-row>
        <table:table-row>
          <table:table-cell table:style-name="Table4.A2" office:value-type="string">
            <text:p text:style-name="Table_20_Contents">Design/implement <text:s/>triggers, events, meters, labels, repeat, day, variables. </text:p>
            <text:p text:style-name="Table_20_Contents">Node status, defstatus, externs, text, abort,</text:p>
            <text:p text:style-name="Table_20_Contents">late, edit. Support for abort with a message</text:p>
          </table:table-cell>
          <table:table-cell table:style-name="Table4.B2" office:value-type="string">
            <text:p text:style-name="P6">10</text:p>
          </table:table-cell>
        </table:table-row>
        <table:table-row>
          <table:table-cell table:style-name="Table4.A2" office:value-type="string">
            <text:p text:style-name="Table_20_Contents">Environment and generated variable set up</text:p>
          </table:table-cell>
          <table:table-cell table:style-name="Table4.B2" office:value-type="string">
            <text:p text:style-name="P6">2</text:p>
          </table:table-cell>
        </table:table-row>
        <table:table-row>
          <table:table-cell table:style-name="Table4.A2" office:value-type="string">
            <text:p text:style-name="Table_20_Contents">Design and Implement node play commands</text:p>
            <text:p text:style-name="Table_20_Contents">action, auto-cancel, auto-migrate, auto-restore, clock, complete, late, repeat,set, late.</text:p>
          </table:table-cell>
          <table:table-cell table:style-name="Table4.B2" office:value-type="string">
            <text:p text:style-name="P6">4</text:p>
          </table:table-cell>
        </table:table-row>
        <table:table-row>
          <table:table-cell table:style-name="Table4.A2" office:value-type="string">
            <text:p text:style-name="Table_20_Contents">Design implement Node tree status change</text:p>
          </table:table-cell>
          <table:table-cell table:style-name="Table4.B2" office:value-type="string">
            <text:p text:style-name="P6">1</text:p>
          </table:table-cell>
        </table:table-row>
        <table:table-row>
          <table:table-cell table:style-name="Table4.A2" office:value-type="string">
            <text:p text:style-name="Table_20_Contents">Server IPC mechanism and commands halt,checkpoint,status, etc</text:p>
          </table:table-cell>
          <table:table-cell table:style-name="Table4.B2" office:value-type="string">
            <text:p text:style-name="P6">4</text:p>
          </table:table-cell>
        </table:table-row>
        <table:table-row>
          <table:table-cell table:style-name="Table4.A2" office:value-type="string">
            <text:p text:style-name="Table_20_Contents">Background timer to persist checkpoint file every 2 minutes</text:p>
          </table:table-cell>
          <table:table-cell table:style-name="Table4.B2" office:value-type="string">
            <text:p text:style-name="P6">1</text:p>
          </table:table-cell>
        </table:table-row>
        <table:table-row>
          <table:table-cell table:style-name="Table4.A2" office:value-type="string">
            <text:p text:style-name="Table_20_Contents">Design/implement event loop for job submission</text:p>
            <text:p text:style-name="Table_20_Contents">Check for dependencies on nodes removed by auto-cancel and auto-migrate and warn</text:p>
          </table:table-cell>
          <table:table-cell table:style-name="Table4.B2" office:value-type="string">
            <text:p text:style-name="P6">4</text:p>
          </table:table-cell>
        </table:table-row>
        <table:table-row>
          <table:table-cell table:style-name="Table4.A2" office:value-type="string">
            <text:p text:style-name="Table_20_Contents">Design/Implement Job submission. Pre-process, replace variables, remove comments/manuals, submit jobs. SMSFetch, SMSMicro</text:p>
          </table:table-cell>
          <table:table-cell table:style-name="Table4.B2" office:value-type="string">
            <text:p text:style-name="P6">6</text:p>
          </table:table-cell>
        </table:table-row>
        <table:table-row>
          <table:table-cell table:style-name="Table4.A2" office:value-type="string">
            <text:p text:style-name="Table_20_Contents">Design/implement trigger/complete expression evaluation. Consider the new requirement for addition of data/time dependencies in triggers.</text:p>
            <text:p text:style-name="Table_20_Contents">Consider new requirement to detect non unique</text:p>
            <text:p text:style-name="Table_20_Contents">triggers on a node. Consider cross Ecflow triggers</text:p>
          </table:table-cell>
          <table:table-cell table:style-name="Table4.B2" office:value-type="string">
            <text:p text:style-name="P6">7</text:p>
            <text:p text:style-name="P6"/>
          </table:table-cell>
        </table:table-row>
        <table:table-row>
          <table:table-cell table:style-name="Table4.A2" office:value-type="string">
            <text:p text:style-name="Table_20_Contents">Design/implement Node tree Dependencies <text:soft-page-break/>structure. The tree node structure should a DAG, if not report an error. I.e. presence of deadlocks</text:p>
          </table:table-cell>
          <table:table-cell table:style-name="Table4.B2" office:value-type="string">
            <text:p text:style-name="P6">6</text:p>
          </table:table-cell>
        </table:table-row>
        <table:table-row>
          <table:table-cell table:style-name="Table4.A2" office:value-type="string">
            <text:p text:style-name="Table_20_Contents">Move suites between servers</text:p>
          </table:table-cell>
          <table:table-cell table:style-name="Table4.B2" office:value-type="string">
            <text:p text:style-name="P6">4</text:p>
          </table:table-cell>
        </table:table-row>
        <table:table-row>
          <table:table-cell table:style-name="Table4.A2" office:value-type="string">
            <text:p text:style-name="Table_20_Contents">Security, white list, secure mode, password</text:p>
          </table:table-cell>
          <table:table-cell table:style-name="Table4.B2" office:value-type="string">
            <text:p text:style-name="P6">4</text:p>
          </table:table-cell>
        </table:table-row>
        <table:table-row>
          <table:table-cell table:style-name="Table4.A2" office:value-type="string">
            <text:p text:style-name="Table_20_Contents">Design and implement logging</text:p>
          </table:table-cell>
          <table:table-cell table:style-name="Table4.B2" office:value-type="string">
            <text:p text:style-name="P6">4</text:p>
          </table:table-cell>
        </table:table-row>
        <table:table-row>
          <table:table-cell table:style-name="Table4.A2" office:value-type="string">
            <text:p text:style-name="Table_20_Contents">Memory leaks and profiling</text:p>
          </table:table-cell>
          <table:table-cell table:style-name="Table4.B2" office:value-type="string">
            <text:p text:style-name="P6">5</text:p>
          </table:table-cell>
        </table:table-row>
        <table:table-row>
          <table:table-cell table:style-name="Table4.A2" office:value-type="string">
            <text:p text:style-name="Table_20_Contents">Manual Testing, Stress/load testing, BIST, regression tests. Multiple Ecflow's, Server crash simulation.</text:p>
          </table:table-cell>
          <table:table-cell table:style-name="Table4.B2" office:value-type="string">
            <text:p text:style-name="P6">17</text:p>
          </table:table-cell>
        </table:table-row>
        <table:table-row>
          <table:table-cell table:style-name="Table4.A2" office:value-type="string">
            <text:p text:style-name="Table_20_Contents"/>
          </table:table-cell>
          <table:table-cell table:style-name="Table4.B17" table:formula="ooow:sum&lt;B2:B16&gt;" office:value-type="float" office:value="79">
            <text:p text:style-name="P6">79</text:p>
          </table:table-cell>
        </table:table-row>
      </table:table>
      <text:p text:style-name="Text_20_body"/>
      <table:table table:name="Table5" table:style-name="Table5">
        <table:table-column table:style-name="Table5.A"/>
        <table:table-column table:style-name="Table5.B"/>
        <table:table-row>
          <table:table-cell table:style-name="Table5.A1" office:value-type="string">
            <text:p text:style-name="P5">Others</text:p>
          </table:table-cell>
          <table:table-cell table:style-name="Table5.B1" office:value-type="string">
            <text:p text:style-name="P5"><text:s/>Estimate</text:p>
          </table:table-cell>
        </table:table-row>
        <table:table-row>
          <table:table-cell table:style-name="Table5.A2" office:value-type="string">
            <text:p text:style-name="Table_20_Contents">Deployment plan</text:p>
          </table:table-cell>
          <table:table-cell table:style-name="Table5.B2" office:value-type="string">
            <text:p text:style-name="P6">2</text:p>
          </table:table-cell>
        </table:table-row>
        <table:table-row>
          <table:table-cell table:style-name="Table5.A2" office:value-type="string">
            <text:p text:style-name="Table_20_Contents">Documentation</text:p>
          </table:table-cell>
          <table:table-cell table:style-name="Table5.B2" office:value-type="string">
            <text:p text:style-name="P6">10</text:p>
          </table:table-cell>
        </table:table-row>
        <table:table-row>
          <table:table-cell table:style-name="Table5.A2" office:value-type="string">
            <text:p text:style-name="Table_20_Contents">Develop training Material</text:p>
          </table:table-cell>
          <table:table-cell table:style-name="Table5.B2" office:value-type="string">
            <text:p text:style-name="P6">10</text:p>
          </table:table-cell>
        </table:table-row>
        <table:table-row>
          <table:table-cell table:style-name="Table5.A2" office:value-type="string">
            <text:p text:style-name="Table_20_Contents">Migration in house and external</text:p>
          </table:table-cell>
          <table:table-cell table:style-name="Table5.B2" office:value-type="string">
            <text:p text:style-name="P6">15</text:p>
          </table:table-cell>
        </table:table-row>
        <table:table-row>
          <table:table-cell table:style-name="Table5.A2" office:value-type="string">
            <text:p text:style-name="Table_20_Contents">Installation, develop scripts/test, configuration to allow defaults to be changed.</text:p>
          </table:table-cell>
          <table:table-cell table:style-name="Table5.B2" office:value-type="string">
            <text:p text:style-name="P6">5</text:p>
          </table:table-cell>
        </table:table-row>
        <table:table-row>
          <table:table-cell table:style-name="Table5.A2" office:value-type="string">
            <text:p text:style-name="Table_20_Contents">Python Integration (Api, login, &amp; testing &amp; learning). Add a subset of the CDP commands.</text:p>
          </table:table-cell>
          <table:table-cell table:style-name="Table5.B2" office:value-type="string">
            <text:p text:style-name="P6">20</text:p>
          </table:table-cell>
        </table:table-row>
        <table:table-row>
          <table:table-cell table:style-name="Table5.A2" office:value-type="string">
            <text:p text:style-name="Table_20_Contents">Platform build and test</text:p>
          </table:table-cell>
          <table:table-cell table:style-name="Table5.B8" office:value-type="float" office:value="16">
            <text:p text:style-name="P6">16</text:p>
          </table:table-cell>
        </table:table-row>
        <table:table-row>
          <table:table-cell table:style-name="Table5.A2" office:value-type="string">
            <text:p text:style-name="Table_20_Contents"/>
          </table:table-cell>
          <table:table-cell table:style-name="Table5.B9" table:formula="ooow:sum&lt;B2:B8&gt;" office:value-type="float" office:value="78">
            <text:p text:style-name="P6">78</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Charter" svg:font-family="'Bitstream Charter'"/>
    <style:font-face style:name="Lucidasans1" svg:font-family="Lucidasans"/>
    <style:font-face style:name="StarSymbol" svg:font-family="StarSymbol"/>
    <style:font-face style:name="Serto Jerusalem Outline" svg:font-family="'Serto Jerusalem Outline'" style:font-pitch="variable"/>
    <style:font-face style:name="Bitstream Charter1" svg:font-family="'Bitstream Charter'"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Charter" fo:font-size="16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05T10:03:38</meta:creation-date>
    <dc:date>2011-05-06T10:22:55</dc:date>
    <meta:editing-cycles>134</meta:editing-cycles>
    <meta:editing-duration>PT21H20M40S</meta:editing-duration>
    <dc:creator>avi bahra</dc:creator>
    <meta:document-statistic meta:table-count="6" meta:image-count="0" meta:object-count="0" meta:page-count="11" meta:paragraph-count="317" meta:word-count="3040" meta:character-count="18550"/>
    <meta:user-defined meta:name="Info 1"/>
    <meta:user-defined meta:name="Info 2"/>
    <meta:user-defined meta:name="Info 3"/>
    <meta:user-defined meta:name="Info 4"/>
  </office:meta>
</office:document-meta>
</file>